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fd90" officeooo:paragraph-rsid="001dfd90"/>
    </style:style>
    <style:style style:name="P2" style:family="paragraph" style:parent-style-name="Standard" style:list-style-name="L4">
      <style:text-properties officeooo:rsid="001dfd90" officeooo:paragraph-rsid="001dfd90"/>
    </style:style>
    <style:style style:name="P3" style:family="paragraph" style:parent-style-name="Text_20_body" style:list-style-name="L1">
      <style:paragraph-properties fo:margin-top="0cm" fo:margin-bottom="0cm" style:contextual-spacing="false" fo:padding="0cm" fo:border="none"/>
    </style:style>
    <style:style style:name="P4"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5" style:family="paragraph" style:parent-style-name="Text_20_body" style:list-style-name="L1">
      <style:paragraph-properties fo:margin-left="0cm" fo:margin-right="0cm" fo:text-indent="0cm" style:auto-text-indent="false" fo:padding="0cm" fo:border="none"/>
    </style:style>
    <style:style style:name="P6" style:family="paragraph" style:parent-style-name="Text_20_body" style:list-style-name="L1">
      <style:paragraph-properties fo:margin-left="0.042cm" fo:margin-right="0.042cm" fo:margin-top="0cm" fo:margin-bottom="0cm" style:contextual-spacing="false" fo:text-indent="0cm" style:auto-text-indent="false" fo:padding="0cm" fo:border="none"/>
    </style:style>
    <style:style style:name="P7" style:family="paragraph" style:parent-style-name="Text_20_body" style:list-style-name="L1">
      <style:paragraph-properties fo:padding="0cm" fo:border="none"/>
    </style:style>
    <style:style style:name="P8" style:family="paragraph" style:parent-style-name="Text_20_body">
      <style:text-properties officeooo:rsid="001dfd90" officeooo:paragraph-rsid="001dfd90"/>
    </style:style>
    <style:style style:name="P9" style:family="paragraph" style:parent-style-name="Text_20_body" style:list-style-name="L4">
      <style:text-properties officeooo:rsid="001dfd90" officeooo:paragraph-rsid="001dfd90"/>
    </style:style>
    <style:style style:name="P10" style:family="paragraph" style:parent-style-name="Text_20_body">
      <style:text-properties officeooo:paragraph-rsid="001dfd90"/>
    </style:style>
    <style:style style:name="P11" style:family="paragraph" style:parent-style-name="Text_20_body" style:list-style-name="L2">
      <style:text-properties officeooo:paragraph-rsid="001dfd90"/>
    </style:style>
    <style:style style:name="P12" style:family="paragraph" style:parent-style-name="Text_20_body">
      <style:text-properties style:text-underline-style="solid" style:text-underline-width="auto" style:text-underline-color="font-color" fo:font-weight="bold" officeooo:paragraph-rsid="001dfd90"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1dfd90" officeooo:paragraph-rsid="001dfd90" style:font-weight-asian="bold" style:font-weight-complex="bold"/>
    </style:style>
    <style:style style:name="P14" style:family="paragraph" style:parent-style-name="Text_20_body" style:list-style-name="L3">
      <style:paragraph-properties fo:margin-top="0cm" fo:margin-bottom="0cm" style:contextual-spacing="false" fo:padding="0cm" fo:border="none"/>
    </style:style>
    <style:style style:name="P15"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16" style:family="paragraph" style:parent-style-name="Text_20_body" style:list-style-name="L3">
      <style:paragraph-properties fo:margin-left="0cm" fo:margin-right="0cm" fo:text-indent="0cm" style:auto-text-indent="false" fo:padding="0cm" fo:border="none"/>
    </style:style>
    <style:style style:name="P17" style:family="paragraph" style:parent-style-name="Text_20_body" style:list-style-name="L3">
      <style:paragraph-properties fo:padding="0cm" fo:border="none"/>
    </style:style>
    <style:style style:name="P18" style:family="paragraph" style:parent-style-name="Text_20_body" style:list-style-name="L3">
      <style:paragraph-properties fo:margin-left="0cm" fo:margin-right="0cm" fo:text-indent="0cm" style:auto-text-indent="false" fo:padding="0cm" fo:border="none"/>
      <style:text-properties officeooo:paragraph-rsid="001dfd90"/>
    </style:style>
    <style:style style:name="T1" style:family="text">
      <style:text-properties loext:padding-left="0cm" loext:padding-right="0cm" loext:padding-top="0cm" loext:padding-bottom="0.049cm" loext:border-left="none" loext:border-right="none" loext:border-top="none" loext:border-bottom="1.19pt solid #000000"/>
    </style:style>
    <style:style style:name="T2" style:family="text">
      <style:text-properties loext:padding="0.049cm" loext:border="0.06pt solid #000000"/>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l About polygon according to what i find from Different websites. I will provide URLs also, which will help you to gain knowledge about polygon by your own. <text:s text:c="2"/></text:p>
      <text:p text:style-name="P1">So here is the websites link - https://byjus.com/maths/polygon/</text:p>
      <text:p text:style-name="P1"/>
      <text:p text:style-name="P1">I will try to explain in simple words:-</text:p>
      <text:p text:style-name="P1"/>
      <text:p text:style-name="P10"><text:span text:style-name="T5">BYJU’S </text:span>provides a comprehensive resource on polygons in mathematics. </text:p>
      <text:p text:style-name="P10"><text:span text:style-name="T5">Definition of a Polygon:</text:span>A polygon is a closed two-dimensional shape composed of straight line segments.It does not have any curved surfaces.A polygon must have at least three sides.The line segments that form the polygon are called sides or edges. The points where these sides meet are known as vertices.</text:p>
      <text:p text:style-name="P12">Types of Polygons:</text:p>
      <text:list text:style-name="L2">
        <text:list-item>
          <text:p text:style-name="P11"><text:span text:style-name="T4">Regular Polygon</text:span>: When all the sides and interior angles of a polygon are equal, it is called a regular polygon. Examples include a square and an equilateral triangle.</text:p>
        </text:list-item>
        <text:list-item>
          <text:p text:style-name="P11"><text:span text:style-name="T4">Irregular Polygon</text:span>: If the sides and interior angles of a polygon have different measures, it is termed an irregular polygon. For instance, a scalene triangle or a rectangle.</text:p>
        </text:list-item>
        <text:list-item>
          <text:p text:style-name="P11"><text:span text:style-name="T4">Convex Polygon</text:span>: A polygon where all interior angles are strictly less than 180 degrees. The vertex points outward from the center of the shape.</text:p>
        </text:list-item>
        <text:list-item>
          <text:p text:style-name="P11"><text:span text:style-name="T4">Concave Polygon</text:span>: In a concave polygon, one or more interior angles exceed 180 degrees. It must have at least four sides, and the vertex points inward</text:p>
        </text:list-item>
      </text:list>
      <text:p text:style-name="P10"><text:span text:style-name="T5">Real-Life Examples and Properties</text:span>:</text:p>
      <text:p text:style-name="P10">Explore various types of polygons encountered in our daily lives.</text:p>
      <text:p text:style-name="P10">Understand their properties and related formulas.</text:p>
      <text:p text:style-name="P10">Remember, polygons play a crucial role in geometry, and BYJU’S provides valuable insights to enhance your understanding!</text:p>
      <text:p text:style-name="P8"/>
      <text:p text:style-name="P8">There is another website called <text:span text:style-name="T5">geeksforgeeks.</text:span> <text:s/></text:p>
      <text:p text:style-name="P8">Websites link:- <text:a xlink:type="simple" xlink:href="https://www.geeksforgeeks.org/polygon/" text:style-name="Internet_20_link" text:visited-style-name="Visited_20_Internet_20_Link">https://www.geeksforgeeks.org/polygon/</text:a></text:p>
      <text:p text:style-name="P8">GeeksforGeeks also provides valuable information about polygons in mathematics. </text:p>
      <text:p text:style-name="P13">What is a Polygon?</text:p>
      <text:p text:style-name="P8">A polygon is a closed two-dimensional shape formed by straight line segments.It lies flat in a plane and lacks curved sides.To constitute a closed shape, a minimum of three-line segments is necessary.The points where these sides meet are called vertices or corners. Examples of polygons include triangles, squares, pentagons, and hexagons.</text:p>
      <text:p text:style-name="P13">Polygon Classification:</text:p>
      <text:list text:style-name="L4">
        <text:list-item>
          <text:p text:style-name="P9"><text:span text:style-name="T4">Convex Polygon</text:span>: All interior angles are strictly less than 180 degrees. The vertex points outward from the center of the shape.</text:p>
        </text:list-item>
        <text:list-item>
          <text:p text:style-name="P9"><text:soft-page-break/><text:span text:style-name="T4">Concave Polygon</text:span>: One or more interior angles exceed 180 degrees. It must have at least four sides, and the vertex points inward.</text:p>
        </text:list-item>
        <text:list-item>
          <text:p text:style-name="P9"><text:span text:style-name="T4">Regular Polygon</text:span>: All sides and interior angles are equal (e.g., a square or equilateral triangle).</text:p>
        </text:list-item>
        <text:list-item>
          <text:p text:style-name="P9"><text:span text:style-name="T4">Irregular Polygon</text:span>: Sides and interior angles have different measures (e.g., a scalene triangle or a rectangle).</text:p>
          <text:p text:style-name="P2"/>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1T14:53:45.203000000</meta:creation-date>
    <dc:date>2024-02-11T15:07:08.560000000</dc:date>
    <meta:editing-duration>PT13M25S</meta:editing-duration>
    <meta:editing-cycles>1</meta:editing-cycles>
    <meta:document-statistic meta:table-count="0" meta:image-count="0" meta:object-count="0" meta:page-count="2" meta:paragraph-count="24" meta:word-count="405" meta:character-count="2595" meta:non-whitespace-character-count="2215"/>
    <meta:generator>LibreOffice/7.6.0.3$Windows_X86_64 LibreOffice_project/69edd8b8ebc41d00b4de3915dc82f8f0fc3b6265</meta:generator>
  </office:meta>
</office:document-meta>
</file>